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 Mono" svg:font-family="'Liberati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13.289cm" fo:min-width="6.787cm" fo:wrap-option="wrap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2.674cm" fo:min-width="5.469cm" fo:wrap-option="wrap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4.863cm" fo:min-width="7.429cm" fo:wrap-option="wrap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4.374cm" fo:min-width="7.429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6cm"/>
      <style:paragraph-properties style:writing-mode="lr-tb"/>
    </style:style>
    <style:style style:name="gr6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142cm" fo:min-width="0.896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13cm"/>
      <style:paragraph-properties style:writing-mode="lr-tb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2.928cm" fo:min-width="5.469cm" fo:wrap-option="wrap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2.127cm" fo:min-width="5.469cm" fo:wrap-option="wrap"/>
    </style:style>
    <style:style style:name="gr12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0.832cm" fo:min-width="0.816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0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  <style:paragraph-properties style:writing-mode="lr-tb"/>
    </style:style>
    <style:style style:name="gr15" style:family="graphic" style:parent-style-name="standard">
      <style:graphic-properties draw:stroke="dash" draw:stroke-dash="Dash" svg:stroke-width="0.081cm" draw:marker-start-width="0.321cm" draw:marker-end-width="0.321cm" svg:stroke-linecap="butt" draw:fill="none" draw:textarea-horizontal-align="justify" draw:textarea-vertical-align="middle" draw:auto-grow-height="false" fo:min-height="0.832cm" fo:min-width="0.816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text-properties style:font-name="Liberatio Mono"/>
    </style:style>
    <style:style style:name="P5" style:family="paragraph">
      <loext:graphic-properties draw:fill="none" draw:fill-color="#ffffff"/>
      <style:text-properties style:font-name="Liberatio Mono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Liberatio Mono" fo:font-style="italic" style:font-style-asian="italic" style:font-style-complex="italic"/>
    </style:style>
    <style:style style:name="P9" style:family="paragraph">
      <loext:graphic-properties draw:fill="none" draw:fill-color="#ffffff"/>
      <style:text-properties style:font-name="Liberatio Mono" fo:font-style="italic" style:font-style-asian="italic" style:font-style-complex="italic"/>
    </style:style>
    <style:style style:name="P10" style:family="paragraph">
      <style:text-properties style:font-name="Liberatio Mono" fo:font-size="12pt" fo:font-style="italic" style:font-size-asian="12pt" style:font-style-asian="italic" style:font-size-complex="12pt" style:font-style-complex="italic"/>
    </style:style>
    <style:style style:name="P11" style:family="paragraph">
      <loext:graphic-properties draw:fill="none" draw:fill-color="#ffffff"/>
      <style:text-properties style:font-name="Liberatio Mono"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-color="#ffffff"/>
    </style:style>
    <style:style style:name="T1" style:family="text">
      <style:text-properties style:font-name="Liberatio Mono"/>
    </style:style>
    <style:style style:name="T2" style:family="text">
      <style:text-properties style:font-name="Liberatio Mono" fo:font-style="italic" style:font-style-asian="italic" style:font-style-complex="italic"/>
    </style:style>
    <style:style style:name="T3" style:family="text">
      <style:text-properties style:font-name="Liberatio Mono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287cm" svg:height="13.539cm" svg:x="1.066cm" svg:y="1.5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969cm" svg:height="2.924cm" svg:x="1.513cm" svg:y="2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929cm" svg:height="5.113cm" svg:x="18.913cm" svg:y="2.8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929cm" svg:height="4.624cm" svg:x="18.913cm" svg:y="10.1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9.144cm" svg:height="1.006cm" svg:x="1.066cm" svg:y="0.498cm">
          <draw:text-box>
            <text:p text:style-name="P4"><text:span text:style-name="T1">$SCRATCH/suitesparse/</text:span></text:p>
          </draw:text-box>
        </draw:frame>
        <draw:custom-shape draw:style-name="gr6" draw:text-style-name="P6" draw:layer="layout" svg:width="1.395cm" svg:height="1.576cm" svg:x="1.717cm" svg:y="3.298cm">
          <text:p/>
          <draw:enhanced-geometry svg:viewBox="0 0 21600 21600" draw:glue-points="10800 0 0 10800 10800 21600 21600 10800" draw:text-areas="0 0 21600 ?f11" draw:type="paper" draw:modifiers="15550.14326647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5" draw:layer="layout" svg:width="3.854cm" svg:height="1.109cm" svg:x="3.425cm" svg:y="3.532cm">
          <draw:text-box>
            <text:p text:style-name="P4"><text:span text:style-name="T1">mat1.mtx</text:span></text:p>
          </draw:text-box>
        </draw:frame>
        <draw:frame draw:style-name="gr7" draw:text-style-name="P5" draw:layer="layout" svg:width="3.957cm" svg:height="1.109cm" svg:x="21.254cm" svg:y="3.714cm">
          <draw:text-box>
            <text:p text:style-name="P4"><text:span text:style-name="T1">mat1.mtx</text:span></text:p>
          </draw:text-box>
        </draw:frame>
        <draw:line draw:style-name="gr8" draw:text-style-name="P7" draw:layer="layout" svg:x1="19.348cm" svg:y1="4.262cm" svg:x2="7.053cm" svg:y2="4.07cm">
          <text:p/>
        </draw:line>
        <draw:frame draw:style-name="gr9" draw:text-style-name="P5" draw:layer="layout" svg:width="2.945cm" svg:height="0.971cm" svg:x="1.384cm" svg:y="1.908cm">
          <draw:text-box>
            <text:p text:style-name="P4"><text:span text:style-name="T1">mat1/</text:span></text:p>
          </draw:text-box>
        </draw:frame>
        <draw:custom-shape draw:style-name="gr10" draw:text-style-name="P2" draw:layer="layout" svg:width="5.969cm" svg:height="3.178cm" svg:x="1.532cm" svg:y="7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3.687cm" svg:height="1.109cm" svg:x="3.494cm" svg:y="8.245cm">
          <draw:text-box>
            <text:p text:style-name="P4"><text:span text:style-name="T1">mat2.mtx</text:span></text:p>
          </draw:text-box>
        </draw:frame>
        <draw:frame draw:style-name="gr9" draw:text-style-name="P5" draw:layer="layout" svg:width="2.945cm" svg:height="0.971cm" svg:x="1.409cm" svg:y="6.572cm">
          <draw:text-box>
            <text:p text:style-name="P4"><text:span text:style-name="T1">mat2/</text:span></text:p>
          </draw:text-box>
        </draw:frame>
        <draw:frame draw:style-name="gr7" draw:text-style-name="P5" draw:layer="layout" svg:width="5.14cm" svg:height="1.109cm" svg:x="3.398cm" svg:y="9.686cm">
          <draw:text-box>
            <text:p text:style-name="P4"><text:span text:style-name="T1">...</text:span></text:p>
          </draw:text-box>
        </draw:frame>
        <draw:custom-shape draw:style-name="gr11" draw:text-style-name="P2" draw:layer="layout" svg:width="5.969cm" svg:height="2.377cm" svg:x="1.513cm" svg:y="12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3.688cm" svg:height="1.109cm" svg:x="3.45cm" svg:y="12.769cm">
          <draw:text-box>
            <text:p text:style-name="P4"><text:span text:style-name="T1">mat3.mtx</text:span></text:p>
          </draw:text-box>
        </draw:frame>
        <draw:frame draw:style-name="gr9" draw:text-style-name="P5" draw:layer="layout" svg:width="2.945cm" svg:height="0.971cm" svg:x="1.409cm" svg:y="11.118cm">
          <draw:text-box>
            <text:p text:style-name="P4"><text:span text:style-name="T1">mat3/</text:span></text:p>
          </draw:text-box>
        </draw:frame>
        <draw:custom-shape draw:style-name="gr12" draw:text-style-name="P6" draw:layer="layout" svg:width="1.395cm" svg:height="1.576cm" svg:x="1.781cm" svg:y="8.011cm">
          <text:p/>
          <draw:enhanced-geometry svg:viewBox="0 0 21600 21600" draw:glue-points="10800 0 0 10800 10800 21600 21600 10800" draw:text-areas="0 0 21600 ?f11" draw:type="paper" draw:modifiers="15550.14326647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6" draw:layer="layout" svg:width="1.395cm" svg:height="1.576cm" svg:x="1.866cm" svg:y="12.535cm">
          <text:p/>
          <draw:enhanced-geometry svg:viewBox="0 0 21600 21600" draw:glue-points="10800 0 0 10800 10800 21600 21600 10800" draw:text-areas="0 0 21600 ?f11" draw:type="paper" draw:modifiers="15550.14326647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" draw:text-style-name="P5" draw:layer="layout" svg:width="7.916cm" svg:height="1.058cm" svg:x="18.913cm" svg:y="1.758cm">
          <draw:text-box>
            <text:p text:style-name="P4"><text:span text:style-name="T1">$SCRATCH/dataset1/</text:span></text:p>
          </draw:text-box>
        </draw:frame>
        <draw:frame draw:style-name="gr14" draw:text-style-name="P5" draw:layer="layout" svg:width="7.853cm" svg:height="0.971cm" svg:x="18.913cm" svg:y="9.176cm">
          <draw:text-box>
            <text:p text:style-name="P4"><text:span text:style-name="T1">$SCRATCH/dataset2/</text:span></text:p>
          </draw:text-box>
        </draw:frame>
        <draw:custom-shape draw:style-name="gr15" draw:text-style-name="P7" draw:layer="layout" svg:width="1.395cm" svg:height="1.576cm" svg:x="19.649cm" svg:y="3.48cm">
          <text:p/>
          <draw:enhanced-geometry svg:viewBox="0 0 21600 21600" draw:glue-points="10800 0 0 10800 10800 21600 21600 10800" draw:text-areas="0 0 21600 ?f11" draw:type="paper" draw:modifiers="15550.14326647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5" draw:layer="layout" svg:width="3.957cm" svg:height="1.109cm" svg:x="21.254cm" svg:y="5.824cm">
          <draw:text-box>
            <text:p text:style-name="P4"><text:span text:style-name="T1">mat2.mtx</text:span></text:p>
          </draw:text-box>
        </draw:frame>
        <draw:custom-shape draw:style-name="gr15" draw:text-style-name="P7" draw:layer="layout" svg:width="1.395cm" svg:height="1.576cm" svg:x="19.649cm" svg:y="5.59cm">
          <text:p/>
          <draw:enhanced-geometry svg:viewBox="0 0 21600 21600" draw:glue-points="10800 0 0 10800 10800 21600 21600 10800" draw:text-areas="0 0 21600 ?f11" draw:type="paper" draw:modifiers="15550.14326647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5" draw:layer="layout" svg:width="3.957cm" svg:height="1.109cm" svg:x="21.254cm" svg:y="11.002cm">
          <draw:text-box>
            <text:p text:style-name="P4"><text:span text:style-name="T1">mat1.mtx</text:span></text:p>
          </draw:text-box>
        </draw:frame>
        <draw:custom-shape draw:style-name="gr15" draw:text-style-name="P7" draw:layer="layout" svg:width="1.395cm" svg:height="1.576cm" svg:x="19.649cm" svg:y="10.768cm">
          <text:p/>
          <draw:enhanced-geometry svg:viewBox="0 0 21600 21600" draw:glue-points="10800 0 0 10800 10800 21600 21600 10800" draw:text-areas="0 0 21600 ?f11" draw:type="paper" draw:modifiers="15550.14326647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5" draw:layer="layout" svg:width="3.957cm" svg:height="1.109cm" svg:x="21.254cm" svg:y="13.112cm">
          <draw:text-box>
            <text:p text:style-name="P4"><text:span text:style-name="T1">mat3.mtx</text:span></text:p>
          </draw:text-box>
        </draw:frame>
        <draw:custom-shape draw:style-name="gr15" draw:text-style-name="P7" draw:layer="layout" svg:width="1.395cm" svg:height="1.576cm" svg:x="19.649cm" svg:y="12.878cm">
          <text:p/>
          <draw:enhanced-geometry svg:viewBox="0 0 21600 21600" draw:glue-points="10800 0 0 10800 10800 21600 21600 10800" draw:text-areas="0 0 21600 ?f11" draw:type="paper" draw:modifiers="15550.14326647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7" draw:layer="layout" svg:x1="19.306cm" svg:y1="6.478cm" svg:x2="7.096cm" svg:y2="8.971cm">
          <text:p/>
        </draw:line>
        <draw:line draw:style-name="gr8" draw:text-style-name="P7" draw:layer="layout" svg:x1="19.284cm" svg:y1="13.638cm" svg:x2="7.138cm" svg:y2="13.531cm">
          <text:p/>
        </draw:line>
        <draw:line draw:style-name="gr8" draw:text-style-name="P7" draw:layer="layout" svg:x1="19.242cm" svg:y1="11.571cm" svg:x2="7.096cm" svg:y2="4.39cm">
          <text:p/>
        </draw:line>
        <draw:frame draw:style-name="gr7" draw:text-style-name="P5" draw:layer="layout" svg:width="3.541cm" svg:height="1.109cm" svg:x="3.419cm" svg:y="4.789cm">
          <draw:text-box>
            <text:p text:style-name="P4"><text:span text:style-name="T1">...</text:span></text:p>
          </draw:text-box>
        </draw:frame>
        <draw:frame draw:style-name="gr5" draw:text-style-name="P9" draw:layer="layout" svg:width="7.285cm" svg:height="1.006cm" svg:x="9.891cm" svg:y="14.434cm">
          <draw:text-box>
            <text:p text:style-name="P8"><text:span text:style-name="T2">RELATIVE SYMLINKS</text:span></text:p>
          </draw:text-box>
        </draw:frame>
        <draw:frame draw:style-name="gr16" draw:text-style-name="P11" draw:layer="layout" svg:width="8.433cm" svg:height="0.801cm" draw:transform="rotate (-0.0134390352403557) translate (9.365cm 3.348cm)">
          <draw:text-box>
            <text:p text:style-name="P10"><text:span text:style-name="T3">../suitesparse/mat1/mat1.mtx</text:span></text:p>
          </draw:text-box>
        </draw:frame>
        <draw:frame draw:style-name="gr16" draw:text-style-name="P11" draw:layer="layout" svg:width="8.433cm" svg:height="0.801cm" draw:transform="rotate (0.189193690916185) translate (9.211cm 7.786cm)">
          <draw:text-box>
            <text:p text:style-name="P10"><text:span text:style-name="T3">../suitesparse/mat2/mat2.mtx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 Mono" svg:font-family="'Liberati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1-30T20:14:36.454061810</meta:creation-date>
    <meta:generator>LibreOffice/7.2.1.2$MacOSX_AARCH64 LibreOffice_project/87b77fad49947c1441b67c559c339af8f3517e22</meta:generator>
    <dc:date>2021-12-01T13:06:05.658187866</dc:date>
    <meta:editing-duration>PT16H30M4S</meta:editing-duration>
    <meta:editing-cycles>7</meta:editing-cycles>
    <meta:document-statistic meta:object-count="58"/>
  </office:meta>
</office:document-meta>
</file>